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dia/image1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dia/image1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dia/image1.png" manifest:media-type="image/png"/>
  <manifest:file-entry manifest:full-path="Object 7/styles.xml" manifest:media-type="text/xml"/>
  <manifest:file-entry manifest:full-path="Object 7/content.xml" manifest:media-type="text/xml"/>
  <manifest:file-entry manifest:full-path="Object 7/media/image1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media/image1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dia/image1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dia/image1.png" manifest:media-type="image/png"/>
  <manifest:file-entry manifest:full-path="Object 11/styles.xml" manifest:media-type="text/xml"/>
  <manifest:file-entry manifest:full-path="Object 11/content.xml" manifest:media-type="text/xml"/>
  <manifest:file-entry manifest:full-path="Object 11/media/image1.png" manifest:media-type="image/png"/>
  <manifest:file-entry manifest:full-path="Object 12/styles.xml" manifest:media-type="text/xml"/>
  <manifest:file-entry manifest:full-path="Object 12/content.xml" manifest:media-type="text/xml"/>
  <manifest:file-entry manifest:full-path="Object 12/media/image1.png" manifest:media-type="image/png"/>
  <manifest:file-entry manifest:full-path="Object 13/styles.xml" manifest:media-type="text/xml"/>
  <manifest:file-entry manifest:full-path="Object 13/content.xml" manifest:media-type="text/xml"/>
  <manifest:file-entry manifest:full-path="Object 13/media/image1.png" manifest:media-type="image/png"/>
  <manifest:file-entry manifest:full-path="Object 14/styles.xml" manifest:media-type="text/xml"/>
  <manifest:file-entry manifest:full-path="Object 14/content.xml" manifest:media-type="text/xml"/>
  <manifest:file-entry manifest:full-path="Object 14/media/image1.png" manifest:media-type="image/png"/>
  <manifest:file-entry manifest:full-path="Object 14/media/image2.png" manifest:media-type="image/png"/>
  <manifest:file-entry manifest:full-path="Object 15/styles.xml" manifest:media-type="text/xml"/>
  <manifest:file-entry manifest:full-path="Object 15/content.xml" manifest:media-type="text/xml"/>
  <manifest:file-entry manifest:full-path="Object 15/media/image1.png" manifest:media-type="image/png"/>
  <manifest:file-entry manifest:full-path="Object 15/media/image2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dia/image1.png" manifest:media-type="image/png"/>
  <manifest:file-entry manifest:full-path="Object 16/media/image2.png" manifest:media-type="image/png"/>
  <manifest:file-entry manifest:full-path="Object 17/styles.xml" manifest:media-type="text/xml"/>
  <manifest:file-entry manifest:full-path="Object 17/content.xml" manifest:media-type="text/xml"/>
  <manifest:file-entry manifest:full-path="Object 17/media/image1.png" manifest:media-type="image/png"/>
  <manifest:file-entry manifest:full-path="Object 18/styles.xml" manifest:media-type="text/xml"/>
  <manifest:file-entry manifest:full-path="Object 18/content.xml" manifest:media-type="text/xml"/>
  <manifest:file-entry manifest:full-path="Object 18/media/image1.png" manifest:media-type="image/png"/>
  <manifest:file-entry manifest:full-path="Object 19/styles.xml" manifest:media-type="text/xml"/>
  <manifest:file-entry manifest:full-path="Object 19/content.xml" manifest:media-type="text/xml"/>
  <manifest:file-entry manifest:full-path="Object 19/media/image1.png" manifest:media-type="image/png"/>
  <manifest:file-entry manifest:full-path="Object 20/styles.xml" manifest:media-type="text/xml"/>
  <manifest:file-entry manifest:full-path="Object 20/content.xml" manifest:media-type="text/xml"/>
  <manifest:file-entry manifest:full-path="Object 20/media/image1.png" manifest:media-type="image/png"/>
  <manifest:file-entry manifest:full-path="Object 21/styles.xml" manifest:media-type="text/xml"/>
  <manifest:file-entry manifest:full-path="Object 21/content.xml" manifest:media-type="text/xml"/>
  <manifest:file-entry manifest:full-path="Object 21/media/image1.png" manifest:media-type="image/png"/>
  <manifest:file-entry manifest:full-path="Object 22/styles.xml" manifest:media-type="text/xml"/>
  <manifest:file-entry manifest:full-path="Object 22/content.xml" manifest:media-type="text/xml"/>
  <manifest:file-entry manifest:full-path="Object 22/media/image1.png" manifest:media-type="image/png"/>
  <manifest:file-entry manifest:full-path="Object 23/styles.xml" manifest:media-type="text/xml"/>
  <manifest:file-entry manifest:full-path="Object 23/content.xml" manifest:media-type="text/xml"/>
  <manifest:file-entry manifest:full-path="Object 23/media/image1.png" manifest:media-type="image/png"/>
  <manifest:file-entry manifest:full-path="Object 23/media/image2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dia/image1.png" manifest:media-type="image/png"/>
  <manifest:file-entry manifest:full-path="Object 24/media/image2.png" manifest:media-type="image/png"/>
  <manifest:file-entry manifest:full-path="Object 25/styles.xml" manifest:media-type="text/xml"/>
  <manifest:file-entry manifest:full-path="Object 25/content.xml" manifest:media-type="text/xml"/>
  <manifest:file-entry manifest:full-path="Object 25/media/image1.png" manifest:media-type="image/png"/>
  <manifest:file-entry manifest:full-path="Object 25/media/image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Heading_1" style:data-style-name="N0">
      <style:table-cell-properties style:vertical-align="automatic" fo:background-color="#FFC080" style:repeat-content="false"/>
      <style:paragraph-properties fo:text-align="end" fo:margin-right="0cm"/>
      <style:text-properties fo:color="#E26B0A" style:font-name="Cambria" style:font-name-asian="Cambria" style:font-name-complex="Cambri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BITMAP FILL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GENERAL CHART ELEMENTS</text:p>
          </table:table-cell>
          <table:table-cell table:number-columns-repeated="10" table:style-name="ce3"/>
          <table:table-cell office:value-type="string" table:style-name="ce6">
            <text:p>Image source: http://en.wikipedia.org/wiki/File:Smiley.svg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HART BACKGROUND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retched</text:p>
          </table:table-cell>
          <table:table-cell table:number-columns-repeated="3" table:style-name="ce5"/>
          <table:table-cell office:value-type="string" table:style-name="ce5">
            <text:p>Stretched, left = 30%, top = 10%, right = bottom = -10%</text:p>
          </table:table-cell>
          <table:table-cell table:number-columns-repeated="3" table:style-name="ce5"/>
          <table:table-cell office:value-type="string" table:style-name="ce5">
            <text:p>Stretched, transparency = 5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Tiled</text:p>
          </table:table-cell>
          <table:table-cell table:number-columns-repeated="3" table:style-name="ce5"/>
          <table:table-cell office:value-type="string" table:style-name="ce5">
            <text:p>Tiled, scale = 50%, align = bottom-right, mirror = vertical</text:p>
          </table:table-cell>
          <table:table-cell table:number-columns-repeated="3" table:style-name="ce5"/>
          <table:table-cell office:value-type="string" table:style-name="ce5">
            <text:p>Tiled, offsetX = offsetY = 20pt, transparency = 5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PLOT AREA, LEGEND, CHART TITLE, AXIS TITL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retched</text:p>
          </table:table-cell>
          <table:table-cell table:number-columns-repeated="3" table:style-name="ce5"/>
          <table:table-cell office:value-type="string" table:style-name="ce5">
            <text:p>Tiled (legend and title scale = 50%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8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FLOOR, BACK WALL, SIDE WALL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retch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9" draw:id="id8" draw:style-name="a8" draw:name="Chart 9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9" draw:style-name="a9" draw:name="Chart 10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7" table:style-name="ro2">
          <table:table-cell table:number-columns-repeated="16384"/>
        </table:table-row>
      </table:table>
      <table:table table:name="Series_2D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BITMAP FILL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2-DIMENSIONAL DATA SERI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BAR CHARTS (Series1, Series2 Point2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retche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Stacked with unit, Series1 unit = 10, Series2 unit = 5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0" draw:style-name="a10" draw:name="Chart 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1" draw:style-name="a11" draw:name="Chart 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2" draw:style-name="a12" draw:name="Chart 3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OTHER CHART TYP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rea, Series1 = stretched, Series2 = tiled</text:p>
          </table:table-cell>
          <table:table-cell table:number-columns-repeated="3" table:style-name="ce5"/>
          <table:table-cell office:value-type="string" table:style-name="ce5">
            <text:p>Pie, Point1 = stretched, Point2 = tiled</text:p>
          </table:table-cell>
          <table:table-cell table:number-columns-repeated="3" table:style-name="ce5"/>
          <table:table-cell office:value-type="string" table:style-name="ce5">
            <text:p>Filled radar, Series1 = stretched, Series2 = til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3" draw:style-name="a13" draw:name="Chart 4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4" draw:style-name="a14" draw:name="Chart 5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5" draw:style-name="a15" draw:name="Chart 8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Series_3D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BITMAP FILL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3-DIMENSIONAL DATA SERI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BAR CHARTS (Series1, Series2 Point2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eries1, Series2/Point2 = stretched</text:p>
          </table:table-cell>
          <table:table-cell table:number-columns-repeated="3" table:style-name="ce5"/>
          <table:table-cell office:value-type="string" table:style-name="ce5">
            <text:p>Series1, Series2/Point2 = stacked</text:p>
          </table:table-cell>
          <table:table-cell table:number-columns-repeated="3" table:style-name="ce5"/>
          <table:table-cell office:value-type="string" table:style-name="ce5">
            <text:p>Stacked with unit, Series1 unit = 10, Series2 unit = 5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6" draw:style-name="a16" draw:name="Chart 1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7" draw:style-name="a17" draw:name="Chart 2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8" draw:style-name="a18" draw:name="Chart 3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Series1 = front only, Series2 = side+top</text:p>
          </table:table-cell>
          <table:table-cell table:number-columns-repeated="3" table:style-name="ce5"/>
          <table:table-cell office:value-type="string" table:style-name="ce5">
            <text:p>Series1 = side only, Series2 = front+top</text:p>
          </table:table-cell>
          <table:table-cell table:number-columns-repeated="3" table:style-name="ce5"/>
          <table:table-cell office:value-type="string" table:style-name="ce5">
            <text:p>Series1 = top only, Series2 = front+sid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9" draw:style-name="a19" draw:name="Chart 4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20" draw:style-name="a20" draw:name="Chart 5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21" draw:style-name="a21" draw:name="Chart 6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OTHER CHART TYP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rea, Series1 = stretched, Series2 = tiled</text:p>
          </table:table-cell>
          <table:table-cell table:number-columns-repeated="3" table:style-name="ce5"/>
          <table:table-cell office:value-type="string" table:style-name="ce5">
            <text:p>Pie, Point1 = stretched, Point2 = tiled</text:p>
          </table:table-cell>
          <table:table-cell table:number-columns-repeated="3" table:style-name="ce5"/>
          <table:table-cell office:value-type="string" table:style-name="ce5">
            <text:p>Line, Series1 = stretched, Series2 = tiled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22" draw:style-name="a22" draw:name="Chart 7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23" draw:style-name="a23" draw:name="Chart 8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24" draw:style-name="a24" draw:name="Chart 9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SourceData" table:style-name="ta2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TEST DOCUMENT - BITMAP FILLS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SOURCE DAT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Point 6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3-25T15:28:42Z</meta:creation-date>
    <dc:date>2014-02-28T09:44:1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bitmap" draw:fill-image-name="a1" style:repeat="stretch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bitmap" draw:fill-image-name="a0" style:repeat="stretch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bitmap" draw:fill-image-name="a1" style:repeat="stretch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bitmap" draw:fill-image-name="a1" style:repeat="repeat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repeat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">
      <style:graphic-properties draw:fill="bitmap" draw:fill-image-name="a1" style:repeat="repeat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repeat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bitmap" draw:fill-image-name="a0" style:repeat="stretch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bitmap" draw:fill-image-name="a1" style:repeat="stretch" draw:fill-image-width="0.30004in" draw:fill-image-height="0.30004in" draw:fill-image-ref-point="top-left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area" chart:attached-axis="primary-y" chart:style-name="G0S0">
            <chart:data-point chart:repeated="3"/>
          </chart:series>
          <chart:series chart:label-cell-address="SourceData.$C$4" chart:values-cell-range-address="SourceData.$C$5:.$C$7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f81b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0P0">
      <style:graphic-properties draw:fill="bitmap" draw:fill-image-name="a0" style:repeat="stretch" draw:stroke="none"/>
    </style:style>
    <style:style style:family="chart" style:name="G0S0P1">
      <style:graphic-properties draw:fill="bitmap" draw:fill-image-name="a1" style:repeat="stretch" draw:fill-image-width="0.30004in" draw:fill-image-height="0.30004in" draw:fill-image-ref-point="top-left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7"/>
          </chart:axis>
          <chart:axis chart:dimension="y"/>
          <chart:series chart:label-cell-address="SourceData.$B$4" chart:values-cell-range-address="SourceData.$B$5:.$B$7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series chart:label-cell-address="SourceData.$C$4" chart:values-cell-range-address="SourceData.$C$5:.$C$7" chart:class="chart:circle" chart:attached-axis="primary-y" chart:style-name="G0S1">
            <chart:data-point chart:style-name="G0S1P0"/>
            <chart:data-point chart:style-name="G0S1P1"/>
            <chart:data-point chart:style-name="G0S1P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bitmap" draw:fill-image-name="a1" style:repeat="stretch" draw:fill-image-width="0.30004in" draw:fill-image-height="0.30004in" draw:fill-image-ref-point="left" draw:stroke="none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10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10" chart:class="chart:radar" chart:attached-axis="primary-y" chart:style-name="G0S0">
            <chart:data-point chart:repeated="6"/>
          </chart:series>
          <chart:series chart:label-cell-address="SourceData.$C$4" chart:values-cell-range-address="SourceData.$C$5:.$C$10" chart:class="chart:rad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1">
      <style:graphic-properties draw:fill="bitmap" draw:fill-image-name="a1" style:repeat="stretch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repeat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1">
      <style:graphic-properties draw:fill="bitmap" draw:fill-image-name="a1" style:repeat="repeat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repeat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1">
      <style:graphic-properties draw:fill="bitmap" draw:fill-image-name="a1" style:repeat="repeat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/>
            <chart:data-point chart:style-name="G0S1P1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bitmap" draw:fill-image-name="a1" style:repeat="stretch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bitmap" draw:fill-image-name="a1" style:repeat="stretch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bitmap" draw:fill-image-name="a1" style:repeat="stretch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bitmap" draw:fill-image-name="a0" style:repeat="stretch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bitmap" draw:fill-image-name="a1" style:repeat="stretch" draw:fill-image-width="0.30004in" draw:fill-image-height="0.30004in" draw:fill-image-ref-point="top-left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29846619999001 -8.6823658416627744E-2 8.0269006298174128E-2 7.3386904552793258E-2 0.98480790521023387 0.15737773691214935 -9.2713662817854314E-2 -0.1503829849902685 0.9842708644231601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7" chart:class="chart:area" chart:attached-axis="primary-y" chart:style-name="G0S0">
            <chart:data-point chart:repeated="3"/>
          </chart:series>
          <chart:series chart:label-cell-address="SourceData.$C$4" chart:values-cell-range-address="SourceData.$C$5:.$C$7" chart:class="chart:area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bitmap" draw:fill-image-name="a0" style:repeat="stretch" draw:stroke="none"/>
    </style:style>
    <style:style style:family="chart" style:name="G0S0P1">
      <style:graphic-properties draw:fill="bitmap" draw:fill-image-name="a1" style:repeat="stretch" draw:fill-image-width="0.30004in" draw:fill-image-height="0.30004in" draw:fill-image-ref-point="top-left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4.0pt" chart:style-name="Crt0">
        <chart:plot-area chart:style-name="Plt0" dr3d:transform="matrix (0.90630677104982404 0 -0.42262044052464098 -0.4161999524350482 0.17364729165425102 -0.89253807632739557 7.3386894894830329E-2 0.98480790923973738 0.1573777162007110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7"/>
          </chart:axis>
          <chart:axis chart:dimension="y"/>
          <chart:series chart:label-cell-address="SourceData.$B$4" chart:values-cell-range-address="SourceData.$B$5:.$B$7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series chart:label-cell-address="SourceData.$C$4" chart:values-cell-range-address="SourceData.$C$5:.$C$7" chart:class="chart:circle" chart:attached-axis="primary-y" chart:style-name="G0S1">
            <chart:data-point chart:style-name="G0S1P0"/>
            <chart:data-point chart:style-name="G0S1P1"/>
            <chart:data-point chart:style-name="G0S1P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bitmap" draw:fill-image-name="a0" style:repeat="stretch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bitmap" draw:fill-image-name="a1" style:repeat="stretch" draw:fill-image-width="0.30004in" draw:fill-image-height="0.30004in" draw:fill-image-ref-point="top-left" draw:stroke="none"/>
    </style:style>
  </office:automatic-styles>
  <office:body>
    <office:chart>
      <chart:chart chart:class="chart:line" svg:height="195.0pt" svg:width="264.0pt" chart:style-name="Crt0">
        <chart:plot-area chart:style-name="Plt0" dr3d:transform="matrix (0.90139041698910338 -0.13302156177943608 0.41206865964541567 7.3386904552793258E-2 0.98480790521023387 0.15737773691214935 -0.42674310586155773 -0.11161834050544849 0.897458448989390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line" chart:attached-axis="primary-y" chart:style-name="G0S0">
            <chart:data-point chart:repeated="3"/>
          </chart:series>
          <chart:series chart:label-cell-address="SourceData.$C$4" chart:values-cell-range-address="SourceData.$C$5:.$C$7" chart:class="chart:line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2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stretch" draw:opacity="5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repeat" draw:fill-image-width="0.7501in" draw:fill-image-height="0.7501in" draw:fill-image-ref-point="top-left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repeat" draw:fill-image-width="0.37505in" draw:fill-image-height="0.37505in" draw:fill-image-ref-point="bottom-right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bitmap" draw:fill-image-name="a0" style:repeat="repeat" draw:fill-image-width="0.7501in" draw:fill-image-height="0.7501in" draw:fill-image-ref-point="top-left" draw:opacity="5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8" style:repeat="stretch" draw:stroke="none"/>
    </style:style>
    <style:style style:family="chart" style:name="AT00">
      <style:chart-properties chart:auto-position="true"/>
      <style:graphic-properties draw:fill="bitmap" draw:fill-image-name="a4" style:repeat="stretch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bitmap" draw:fill-image-name="a6" style:repeat="stretch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bitmap" draw:fill-image-name="a2" style:repeat="stretch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bitmap" draw:fill-image-name="a0" style:repeat="stretch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3" style:repeat="stretch" draw:stroke="non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5" text:class-names="" text:cond-style-name="">Achsentitel</text:p>
            </chart:title>
            <chart:categories table:cell-range-address="SourceData.$A$5:.$A$7"/>
          </chart:axis>
          <chart:axis chart:dimension="y" chart:name="primary-y" chart:style-name="Axs1">
            <chart:title chart:style-name="AT01">
              <text:p text:style-name="a7" text:class-names="" text:cond-style-name="">Achsentitel</text:p>
            </chart:title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6" xlink:href="media/image1.png" xlink:show="embed" xlink:actuate="onLoad"/>
    <draw:fill-image xmlns:xlink="http://www.w3.org/1999/xlink" draw:name="a0" xlink:href="media/image1.png" xlink:show="embed" xlink:actuate="onLoad"/>
    <draw:fill-image xmlns:xlink="http://www.w3.org/1999/xlink" draw:name="a8" xlink:href="media/image1.png" xlink:show="embed" xlink:actuate="onLoad"/>
    <draw:fill-image xmlns:xlink="http://www.w3.org/1999/xlink" draw:name="a2" xlink:href="media/image1.png" xlink:show="embed" xlink:actuate="onLoad"/>
    <draw:fill-image xmlns:xlink="http://www.w3.org/1999/xlink" draw:name="a3" xlink:href="media/image1.png" xlink:show="embed" xlink:actuate="onLoad"/>
    <draw:fill-image xmlns:xlink="http://www.w3.org/1999/xlink" draw:name="a4" xlink:href="media/image1.png" xlink:show="embed" xlink:actuate="onLoad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8" style:repeat="repeat" draw:fill-image-width="0.7501in" draw:fill-image-height="0.7501in" draw:fill-image-ref-point="top-left" draw:stroke="none"/>
    </style:style>
    <style:style style:family="chart" style:name="AT00">
      <style:chart-properties chart:auto-position="true"/>
      <style:graphic-properties draw:fill="bitmap" draw:fill-image-name="a4" style:repeat="repeat" draw:fill-image-width="0.37505in" draw:fill-image-height="0.37505in" draw:fill-image-ref-point="top-left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bitmap" draw:fill-image-name="a6" style:repeat="repeat" draw:fill-image-width="0.37505in" draw:fill-image-height="0.37505in" draw:fill-image-ref-point="top-left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bitmap" draw:fill-image-name="a2" style:repeat="repeat" draw:fill-image-width="0.37505in" draw:fill-image-height="0.37505in" draw:fill-image-ref-point="top-left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bitmap" draw:fill-image-name="a0" style:repeat="repeat" draw:fill-image-width="0.37505in" draw:fill-image-height="0.37505in" draw:fill-image-ref-point="top-left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3" style:repeat="repeat" draw:fill-image-width="0.7501in" draw:fill-image-height="0.7501in" draw:fill-image-ref-point="top-left" draw:stroke="none"/>
    </style:style>
  </office:automatic-styles>
  <office:body>
    <office:chart>
      <chart:chart chart:class="chart:bar" svg:height="195.0pt" svg:width="264.0pt" chart:style-name="Crt0">
        <chart:title chart:style-name="CT00">
          <text:p text:style-name="a1" text:class-names="" text:cond-style-name="">Diagrammtit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5" text:class-names="" text:cond-style-name="">Achsentitel</text:p>
            </chart:title>
            <chart:categories table:cell-range-address="SourceData.$A$5:.$A$7"/>
          </chart:axis>
          <chart:axis chart:dimension="y" chart:name="primary-y" chart:style-name="Axs1">
            <chart:title chart:style-name="AT01">
              <text:p text:style-name="a7" text:class-names="" text:cond-style-name="">Achsentitel</text:p>
            </chart:title>
            <chart:grid chart:class="major" chart:style-name="GMa1"/>
          </chart:axis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6" xlink:href="media/image1.png" xlink:show="embed" xlink:actuate="onLoad"/>
    <draw:fill-image xmlns:xlink="http://www.w3.org/1999/xlink" draw:name="a0" xlink:href="media/image1.png" xlink:show="embed" xlink:actuate="onLoad"/>
    <draw:fill-image xmlns:xlink="http://www.w3.org/1999/xlink" draw:name="a8" xlink:href="media/image1.png" xlink:show="embed" xlink:actuate="onLoad"/>
    <draw:fill-image xmlns:xlink="http://www.w3.org/1999/xlink" draw:name="a2" xlink:href="media/image1.png" xlink:show="embed" xlink:actuate="onLoad"/>
    <draw:fill-image xmlns:xlink="http://www.w3.org/1999/xlink" draw:name="a3" xlink:href="media/image1.png" xlink:show="embed" xlink:actuate="onLoad"/>
    <draw:fill-image xmlns:xlink="http://www.w3.org/1999/xlink" draw:name="a4" xlink:href="media/image1.png" xlink:show="embed" xlink:actuate="onLoad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bitmap" draw:fill-image-name="a1" style:repeat="stretch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bitmap" draw:fill-image-name="a0" style:repeat="stretch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7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7" chart:class="chart:bar" chart:attached-axis="primary-y" chart:style-name="G0S0">
            <chart:data-point chart:repeated="3"/>
          </chart:series>
          <chart:series chart:label-cell-address="SourceData.$C$4" chart:values-cell-range-address="SourceData.$C$5:.$C$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xmlns:xlink="http://www.w3.org/1999/xlink" draw:name="a0" xlink:href="media/image1.png" xlink:show="embed" xlink:actuate="onLoad"/>
    <draw:fill-image xmlns:xlink="http://www.w3.org/1999/xlink" draw:name="a1" xlink:href="media/image1.png" xlink:show="embed" xlink:actuate="onLoad"/>
  </office:styles>
</office:document-styles>
</file>